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fc7f" officeooo:paragraph-rsid="0007fc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</text:p>
      <text:p text:style-name="P1"/>
      <text:p text:style-name="P1">Java é uma linguagem consolidada em desenvolvimento de aplicações para negocios, por isso tem possibilidade de ter uma estrutura mais focada, sendo a linguagem líder por mais de 20 anos em serviços de finanças. Além diso a linguagem é pivotal em ecossistemas de Big Data.</text:p>
      <text:p text:style-name="P1"/>
      <text:p text:style-name="P1">Um dos problemas relacionados a linguagem é sua natureza atualmente proprietaria, que infelizmente não pode mais evoluir por conta da Oracle. Além disso ela não e muito usada em aplicações de linha de comando. Outro ponto negativo é o fato de ser muito verbosa, fazendo com que suas aplicações sejam extensas.</text:p>
      <text:p text:style-name="P1"/>
      <text:p text:style-name="P1">Ela tem uma grande toolchain para aplicações do tipo, e é bem consolidada, mas pode estar ficando um pouco estagnada e presa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2T15:23:27.964872963</meta:creation-date>
    <dc:date>2020-03-22T15:34:17.261717632</dc:date>
    <meta:editing-duration>PT19S</meta:editing-duration>
    <meta:editing-cycles>1</meta:editing-cycles>
    <meta:document-statistic meta:table-count="0" meta:image-count="0" meta:object-count="0" meta:page-count="1" meta:paragraph-count="4" meta:word-count="119" meta:character-count="709" meta:non-whitespace-character-count="594"/>
    <meta:generator>LibreOffice/6.3.5.2$Linux_X86_64 LibreOffice_project/30$Build-2</meta:generator>
  </office:meta>
</office:document-meta>
</file>